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65b20" officeooo:paragraph-rsid="00065b20" style:font-size-asian="19.25pt" style:font-size-complex="22pt"/>
    </style:style>
    <style:style style:name="P2" style:family="paragraph" style:parent-style-name="Standard">
      <style:text-properties fo:font-size="22pt" fo:background-color="#ff0000" style:font-size-asian="19.25pt" style:font-size-complex="22pt"/>
    </style:style>
    <style:style style:name="P3" style:family="paragraph" style:parent-style-name="Standard">
      <style:text-properties fo:font-size="22pt" officeooo:rsid="00065b20" officeooo:paragraph-rsid="00065b20" fo:background-color="#ff0000" style:font-size-asian="19.25pt" style:font-size-complex="22pt"/>
    </style:style>
    <style:style style:name="P4" style:family="paragraph" style:parent-style-name="Standard">
      <style:text-properties fo:font-size="22pt" fo:background-color="#81d41a" style:font-size-asian="19.25pt" style:font-size-complex="22pt"/>
    </style:style>
    <style:style style:name="P5" style:family="paragraph" style:parent-style-name="Standard">
      <style:text-properties fo:font-size="22pt" officeooo:rsid="00065b20" officeooo:paragraph-rsid="00065b20" fo:background-color="#81d41a" style:font-size-asian="19.25pt" style:font-size-complex="22pt"/>
    </style:style>
    <style:style style:name="P6" style:family="paragraph" style:parent-style-name="Standard">
      <style:text-properties fo:color="#000000" loext:opacity="100%" fo:font-size="22pt" fo:background-color="#81d41a" style:font-size-asian="19.25pt" style:font-size-complex="22pt"/>
    </style:style>
    <style:style style:name="T1" style:family="text">
      <style:text-properties officeooo:rsid="00065b20"/>
    </style:style>
    <style:style style:name="T2" style:family="text">
      <style:text-properties officeooo:rsid="00078559"/>
    </style:style>
    <style:style style:name="T3" style:family="text">
      <style:text-properties officeooo:rsid="00093528"/>
    </style:style>
    <style:style style:name="T4" style:family="text">
      <style:text-properties officeooo:rsid="000a3bb6"/>
    </style:style>
    <style:style style:name="T5" style:family="text">
      <style:text-properties officeooo:rsid="000d5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<text:span text:style-name="T1">Empêcher la répétition de nombres = </text:span><text:span text:style-name="T3">Done</text:span></text:p>
      <text:p text:style-name="P4">-<text:span text:style-name="T1">Ajouter le nombre de tentatives lors de victoire </text:span><text:span text:style-name="T3">= Done</text:span></text:p>
      <text:p text:style-name="P6">-<text:span text:style-name="T1">Ajouter un niveau 2 (1 || 200) </text:span><text:span text:style-name="T5">= REMISE ZERO</text:span></text:p>
      <text:p text:style-name="P4">-<text:span text:style-name="T1">Rendre le projet responsive: </text:span><text:span text:style-name="T4">Done</text:span></text:p>
      <text:p text:style-name="P2">-<text:span text:style-name="T1">Animer les fonds </text:span></text:p>
      <text:p text:style-name="P4">-<text:span text:style-name="T1">Rendre le design plus agréable</text:span></text:p>
      <text:p text:style-name="P3">-Ajouter un dark mode (fonds plus foncés mais toujours colorés selon la proximité)</text:p>
      <text:p text:style-name="P5">-Ajouter une case « indice » qui montre un chiffre proche de 1 à 20.</text:p>
      <text:p text:style-name="P5">-<text:span text:style-name="T2">Remettre à zero sans raffraichir</text:span></text:p>
      <text:p text:style-name="P3">-<text:span text:style-name="T2">Ajouter un score board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3T16:56:34.841000000</dc:date>
    <meta:editing-duration>PT3H10M55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0" meta:word-count="77" meta:character-count="431" meta:non-whitespace-character-count="363"/>
  </office:meta>
</office:document-meta>
</file>